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7T09:19:19.628242658</dc:date>
    <meta:editing-duration>PT21H9M</meta:editing-duration>
    <meta:editing-cycles>96</meta:editing-cycles>
    <meta:generator>LibreOffice/7.3.7.2$Linux_X86_64 LibreOffice_project/30$Build-2</meta:generator>
    <meta:document-statistic meta:table-count="1" meta:cell-count="307" meta:object-count="0"/>
  </office:meta>
</office:document-meta>
</file>